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aa595"/>
    </style:style>
    <style:style style:name="P2" style:family="paragraph" style:parent-style-name="Heading_20_2">
      <style:text-properties officeooo:paragraph-rsid="001aa595"/>
    </style:style>
    <style:style style:name="P3" style:family="paragraph" style:parent-style-name="Standard">
      <style:text-properties style:font-name="Liberation Mono" officeooo:rsid="0010eaff" officeooo:paragraph-rsid="001aa595"/>
    </style:style>
    <style:style style:name="P4" style:family="paragraph" style:parent-style-name="Standard" style:list-style-name="L1">
      <style:text-properties style:font-name="Liberation Mono" officeooo:rsid="000c8e8a" officeooo:paragraph-rsid="001aa595"/>
    </style:style>
    <style:style style:name="P5" style:family="paragraph" style:parent-style-name="Standard">
      <style:text-properties style:font-name="Liberation Mono" officeooo:rsid="000c8e8a" officeooo:paragraph-rsid="001aa595"/>
    </style:style>
    <style:style style:name="P6" style:family="paragraph" style:parent-style-name="Standard">
      <style:text-properties style:font-name="Liberation Mono" officeooo:rsid="003e58d9" officeooo:paragraph-rsid="001aa595"/>
    </style:style>
    <style:style style:name="P7" style:family="paragraph" style:parent-style-name="Standard">
      <style:text-properties style:font-name="Liberation Mono" officeooo:rsid="0009b173" officeooo:paragraph-rsid="001aa595"/>
    </style:style>
    <style:style style:name="P8" style:family="paragraph" style:parent-style-name="Standard" style:list-style-name="L9">
      <style:text-properties style:font-name="Liberation Mono" officeooo:rsid="000f5389" officeooo:paragraph-rsid="001aa595"/>
    </style:style>
    <style:style style:name="P9" style:family="paragraph" style:parent-style-name="Standard">
      <style:text-properties style:font-name="Liberation Mono" officeooo:rsid="000f5389" officeooo:paragraph-rsid="001aa595"/>
    </style:style>
    <style:style style:name="P10" style:family="paragraph" style:parent-style-name="Standard">
      <style:text-properties style:font-name="Liberation Mono" fo:font-style="normal" officeooo:rsid="003d60e2" officeooo:paragraph-rsid="001aa595" style:font-style-asian="normal" style:font-style-complex="normal"/>
    </style:style>
    <style:style style:name="P11" style:family="paragraph" style:parent-style-name="Standard">
      <style:text-properties style:font-name="Liberation Mono" fo:font-style="normal" officeooo:rsid="0042e859" officeooo:paragraph-rsid="001aa595" style:font-style-asian="normal" style:font-style-complex="normal"/>
    </style:style>
    <style:style style:name="P12" style:family="paragraph" style:parent-style-name="Standard">
      <style:text-properties style:font-name="Liberation Mono" fo:font-style="normal" officeooo:rsid="0009b173" officeooo:paragraph-rsid="001aa595" style:font-style-asian="normal" style:font-style-complex="normal"/>
    </style:style>
    <style:style style:name="P13" style:family="paragraph" style:parent-style-name="Standard">
      <style:text-properties style:font-name="Liberation Mono" fo:font-style="normal" officeooo:rsid="000a3ad5" officeooo:paragraph-rsid="001aa595" style:font-style-asian="normal" style:font-style-complex="normal"/>
    </style:style>
    <style:style style:name="P14" style:family="paragraph" style:parent-style-name="Standard">
      <style:text-properties style:font-name="Liberation Mono" fo:font-style="normal" officeooo:rsid="000bf470" officeooo:paragraph-rsid="001aa595" style:font-style-asian="normal" style:font-style-complex="normal"/>
    </style:style>
    <style:style style:name="P15" style:family="paragraph" style:parent-style-name="Standard">
      <style:text-properties style:font-name="Liberation Mono" fo:font-style="normal" officeooo:rsid="000c6638" officeooo:paragraph-rsid="001aa595" style:font-style-asian="normal" style:font-style-complex="normal"/>
    </style:style>
    <style:style style:name="P16" style:family="paragraph" style:parent-style-name="Standard">
      <style:text-properties style:font-name="Liberation Mono" fo:font-style="normal" officeooo:rsid="0010eaff" officeooo:paragraph-rsid="001aa595" style:font-style-asian="normal" style:font-style-complex="normal"/>
    </style:style>
    <style:style style:name="P17" style:family="paragraph" style:parent-style-name="Standard">
      <style:text-properties style:font-name="Liberation Mono" officeooo:rsid="000a3ad5" officeooo:paragraph-rsid="001aa595"/>
    </style:style>
    <style:style style:name="P18" style:family="paragraph" style:parent-style-name="Standard">
      <style:text-properties style:font-name="Liberation Mono" officeooo:rsid="00418f68" officeooo:paragraph-rsid="001aa595"/>
    </style:style>
    <style:style style:name="P19" style:family="paragraph" style:parent-style-name="Standard">
      <style:text-properties style:font-name="Liberation Mono" officeooo:rsid="0044af46" officeooo:paragraph-rsid="001aa595"/>
    </style:style>
    <style:style style:name="P20" style:family="paragraph" style:parent-style-name="Standard">
      <style:text-properties style:font-name="Liberation Mono" officeooo:rsid="004643a9" officeooo:paragraph-rsid="001aa595"/>
    </style:style>
    <style:style style:name="P21" style:family="paragraph" style:parent-style-name="Standard">
      <style:text-properties style:font-name="Liberation Mono" fo:font-size="10pt" officeooo:rsid="004643a9" officeooo:paragraph-rsid="001aa595" style:font-size-asian="10pt" style:font-size-complex="10pt"/>
    </style:style>
    <style:style style:name="P22" style:family="paragraph" style:parent-style-name="Standard">
      <style:text-properties style:font-name="Liberation Mono" officeooo:rsid="0046c301" officeooo:paragraph-rsid="001aa595"/>
    </style:style>
    <style:style style:name="P23" style:family="paragraph" style:parent-style-name="Standard">
      <style:text-properties style:font-name="Liberation Mono" officeooo:rsid="000e948c" officeooo:paragraph-rsid="001aa595"/>
    </style:style>
    <style:style style:name="P24" style:family="paragraph" style:parent-style-name="Standard">
      <style:text-properties style:font-name="Liberation Mono" officeooo:rsid="000eebcc" officeooo:paragraph-rsid="001aa595"/>
    </style:style>
    <style:style style:name="P25" style:family="paragraph" style:parent-style-name="Standard">
      <style:text-properties style:font-name="Liberation Mono" officeooo:rsid="003949cf" officeooo:paragraph-rsid="001aa595"/>
    </style:style>
    <style:style style:name="P26" style:family="paragraph" style:parent-style-name="Standard">
      <style:text-properties style:font-name="Liberation Mono" officeooo:rsid="001302ce" officeooo:paragraph-rsid="001aa595"/>
    </style:style>
    <style:style style:name="P27" style:family="paragraph" style:parent-style-name="Standard">
      <style:text-properties style:font-name="Liberation Mono" officeooo:rsid="001ea144" officeooo:paragraph-rsid="001ea144"/>
    </style:style>
    <style:style style:name="P28" style:family="paragraph" style:parent-style-name="Standard">
      <style:text-properties officeooo:rsid="0008ab7d" officeooo:paragraph-rsid="001aa595"/>
    </style:style>
    <style:style style:name="P29" style:family="paragraph" style:parent-style-name="Standard">
      <style:text-properties officeooo:rsid="0009b173" officeooo:paragraph-rsid="001aa595"/>
    </style:style>
    <style:style style:name="P30" style:family="paragraph" style:parent-style-name="Standard">
      <style:text-properties officeooo:rsid="00106998" officeooo:paragraph-rsid="001aa595"/>
    </style:style>
    <style:style style:name="P31" style:family="paragraph" style:parent-style-name="Standard">
      <style:text-properties officeooo:rsid="0010eaff" officeooo:paragraph-rsid="001aa595"/>
    </style:style>
    <style:style style:name="P32" style:family="paragraph" style:parent-style-name="Standard">
      <style:text-properties officeooo:rsid="003e58d9" officeooo:paragraph-rsid="001aa595"/>
    </style:style>
    <style:style style:name="P33" style:family="paragraph" style:parent-style-name="Standard" style:list-style-name="L9">
      <style:text-properties officeooo:rsid="000f5389" officeooo:paragraph-rsid="001aa595"/>
    </style:style>
    <style:style style:name="P34" style:family="paragraph" style:parent-style-name="Standard">
      <style:text-properties officeooo:rsid="000f5389" officeooo:paragraph-rsid="001aa595"/>
    </style:style>
    <style:style style:name="P35" style:family="paragraph" style:parent-style-name="Standard">
      <style:text-properties fo:font-style="normal" officeooo:rsid="0009b173" officeooo:paragraph-rsid="001aa595" style:font-style-asian="normal" style:font-style-complex="normal"/>
    </style:style>
    <style:style style:name="P36" style:family="paragraph" style:parent-style-name="Standard">
      <style:text-properties fo:font-style="normal" officeooo:rsid="003d60e2" officeooo:paragraph-rsid="001aa595" style:font-style-asian="normal" style:font-style-complex="normal"/>
    </style:style>
    <style:style style:name="P37" style:family="paragraph" style:parent-style-name="Standard">
      <style:text-properties fo:font-style="normal" officeooo:rsid="000a3ad5" officeooo:paragraph-rsid="001aa595" style:font-style-asian="normal" style:font-style-complex="normal"/>
    </style:style>
    <style:style style:name="P38" style:family="paragraph" style:parent-style-name="Standard">
      <style:text-properties fo:font-style="normal" officeooo:rsid="000bf470" officeooo:paragraph-rsid="001aa595" style:font-style-asian="normal" style:font-style-complex="normal"/>
    </style:style>
    <style:style style:name="P39" style:family="paragraph" style:parent-style-name="Standard">
      <style:text-properties fo:font-style="normal" officeooo:rsid="000c6638" officeooo:paragraph-rsid="001aa595" style:font-style-asian="normal" style:font-style-complex="normal"/>
    </style:style>
    <style:style style:name="P40" style:family="paragraph" style:parent-style-name="Standard">
      <style:text-properties fo:font-style="normal" officeooo:rsid="0010eaff" officeooo:paragraph-rsid="001aa595" style:font-style-asian="normal" style:font-style-complex="normal"/>
    </style:style>
    <style:style style:name="P41" style:family="paragraph" style:parent-style-name="Standard">
      <style:text-properties fo:font-style="normal" officeooo:rsid="003a1195" officeooo:paragraph-rsid="001aa595" style:font-style-asian="normal" style:font-style-complex="normal"/>
    </style:style>
    <style:style style:name="P42" style:family="paragraph" style:parent-style-name="Standard">
      <style:text-properties officeooo:rsid="000a3ad5" officeooo:paragraph-rsid="001aa595"/>
    </style:style>
    <style:style style:name="P43" style:family="paragraph" style:parent-style-name="Standard">
      <style:text-properties officeooo:rsid="000bf470" officeooo:paragraph-rsid="001aa595"/>
    </style:style>
    <style:style style:name="P44" style:family="paragraph" style:parent-style-name="Standard" style:list-style-name="L1">
      <style:text-properties officeooo:rsid="000c8e8a" officeooo:paragraph-rsid="001aa595"/>
    </style:style>
    <style:style style:name="P45" style:family="paragraph" style:parent-style-name="Standard">
      <style:text-properties officeooo:rsid="000c8e8a" officeooo:paragraph-rsid="001aa595"/>
    </style:style>
    <style:style style:name="P46" style:family="paragraph" style:parent-style-name="Standard">
      <style:paragraph-properties fo:text-align="center" style:justify-single-word="false"/>
      <style:text-properties officeooo:rsid="00171d43" officeooo:paragraph-rsid="001aa595"/>
    </style:style>
    <style:style style:name="P47" style:family="paragraph" style:parent-style-name="Standard">
      <style:text-properties officeooo:rsid="0044079b" officeooo:paragraph-rsid="001aa595"/>
    </style:style>
    <style:style style:name="P48" style:family="paragraph" style:parent-style-name="Standard">
      <style:text-properties officeooo:rsid="0044af46" officeooo:paragraph-rsid="001aa595"/>
    </style:style>
    <style:style style:name="P49" style:family="paragraph" style:parent-style-name="Standard" style:list-style-name="L6">
      <style:text-properties officeooo:rsid="00678550" officeooo:paragraph-rsid="001aa595"/>
    </style:style>
    <style:style style:name="P50" style:family="paragraph" style:parent-style-name="Standard" style:list-style-name="L7">
      <style:text-properties officeooo:rsid="00678550" officeooo:paragraph-rsid="001aa595"/>
    </style:style>
    <style:style style:name="P51" style:family="paragraph" style:parent-style-name="Standard">
      <style:text-properties officeooo:rsid="00678550" officeooo:paragraph-rsid="001aa595"/>
    </style:style>
    <style:style style:name="P52" style:family="paragraph" style:parent-style-name="Standard">
      <style:text-properties officeooo:rsid="0045af81" officeooo:paragraph-rsid="001aa595"/>
    </style:style>
    <style:style style:name="P53" style:family="paragraph" style:parent-style-name="Standard">
      <style:text-properties officeooo:rsid="004643a9" officeooo:paragraph-rsid="001aa595"/>
    </style:style>
    <style:style style:name="P54" style:family="paragraph" style:parent-style-name="Standard">
      <style:text-properties officeooo:rsid="000e948c" officeooo:paragraph-rsid="001aa595"/>
    </style:style>
    <style:style style:name="P55" style:family="paragraph" style:parent-style-name="Standard">
      <style:text-properties officeooo:rsid="000eebcc" officeooo:paragraph-rsid="001aa595"/>
    </style:style>
    <style:style style:name="P56" style:family="paragraph" style:parent-style-name="Standard">
      <style:text-properties officeooo:rsid="004e4bd3" officeooo:paragraph-rsid="001aa595"/>
    </style:style>
    <style:style style:name="P57" style:family="paragraph" style:parent-style-name="Standard">
      <style:text-properties officeooo:rsid="004c53aa" officeooo:paragraph-rsid="001aa595"/>
    </style:style>
    <style:style style:name="P58" style:family="paragraph" style:parent-style-name="Standard">
      <style:text-properties officeooo:rsid="00208bf8" officeooo:paragraph-rsid="001aa595"/>
    </style:style>
    <style:style style:name="P59" style:family="paragraph" style:parent-style-name="Standard">
      <style:text-properties officeooo:rsid="003949cf" officeooo:paragraph-rsid="001aa595"/>
    </style:style>
    <style:style style:name="P60" style:family="paragraph" style:parent-style-name="Standard">
      <style:text-properties officeooo:rsid="001302ce" officeooo:paragraph-rsid="001aa595"/>
    </style:style>
    <style:style style:name="P61" style:family="paragraph" style:parent-style-name="Standard" style:list-style-name="L8">
      <style:text-properties officeooo:paragraph-rsid="001aa595"/>
    </style:style>
    <style:style style:name="P62" style:family="paragraph" style:parent-style-name="Standard">
      <style:text-properties officeooo:paragraph-rsid="001aa595"/>
    </style:style>
    <style:style style:name="P63" style:family="paragraph" style:parent-style-name="Standard">
      <style:text-properties officeooo:rsid="002f6404" officeooo:paragraph-rsid="001aa595"/>
    </style:style>
    <style:style style:name="P64" style:family="paragraph" style:parent-style-name="Title">
      <style:text-properties officeooo:paragraph-rsid="001aa595"/>
    </style:style>
    <style:style style:name="T1" style:family="text">
      <style:text-properties officeooo:rsid="0009b173"/>
    </style:style>
    <style:style style:name="T2" style:family="text">
      <style:text-properties officeooo:rsid="0026c8dc"/>
    </style:style>
    <style:style style:name="T3" style:family="text">
      <style:text-properties officeooo:rsid="00106998"/>
    </style:style>
    <style:style style:name="T4" style:family="text">
      <style:text-properties officeooo:rsid="005a37ed"/>
    </style:style>
    <style:style style:name="T5" style:family="text">
      <style:text-properties officeooo:rsid="004000a1"/>
    </style:style>
    <style:style style:name="T6" style:family="text">
      <style:text-properties style:font-name="Liberation Mono"/>
    </style:style>
    <style:style style:name="T7" style:family="text">
      <style:text-properties style:font-name="Liberation Mono" officeooo:rsid="000f5389"/>
    </style:style>
    <style:style style:name="T8" style:family="text">
      <style:text-properties style:font-name="Liberation Mono" fo:font-style="normal" style:font-style-asian="normal" style:font-style-complex="normal"/>
    </style:style>
    <style:style style:name="T9" style:family="text">
      <style:text-properties style:font-name="Liberation Mono" fo:font-style="normal" officeooo:rsid="000a3ad5" style:font-style-asian="normal" style:font-style-complex="normal"/>
    </style:style>
    <style:style style:name="T10" style:family="text">
      <style:text-properties style:font-name="Liberation Mono" fo:font-style="normal" officeooo:rsid="000bf470" style:font-style-asian="normal" style:font-style-complex="normal"/>
    </style:style>
    <style:style style:name="T11" style:family="text">
      <style:text-properties style:font-name="Liberation Mono" fo:font-style="normal" officeooo:rsid="000c6638" style:font-style-asian="normal" style:font-style-complex="normal"/>
    </style:style>
    <style:style style:name="T12" style:family="text">
      <style:text-properties style:font-name="Liberation Mono" officeooo:rsid="004e4bd3"/>
    </style:style>
    <style:style style:name="T13" style:family="text">
      <style:text-properties style:font-name="Liberation Mono" officeooo:rsid="004c53aa"/>
    </style:style>
    <style:style style:name="T14" style:family="text">
      <style:text-properties style:font-name="Liberation Mono" officeooo:rsid="00115789"/>
    </style:style>
    <style:style style:name="T15" style:family="text">
      <style:text-properties officeooo:rsid="000f5389"/>
    </style:style>
    <style:style style:name="T16" style:family="text">
      <style:text-properties officeooo:rsid="004173b6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0a3ad5" style:font-style-asian="normal" style:font-style-complex="normal"/>
    </style:style>
    <style:style style:name="T19" style:family="text">
      <style:text-properties fo:font-style="normal" officeooo:rsid="000c6638" style:font-style-asian="normal" style:font-style-complex="normal"/>
    </style:style>
    <style:style style:name="T20" style:family="text">
      <style:text-properties officeooo:rsid="0042e859"/>
    </style:style>
    <style:style style:name="T21" style:family="text">
      <style:text-properties officeooo:rsid="00275bb3"/>
    </style:style>
    <style:style style:name="T22" style:family="text">
      <style:text-properties officeooo:rsid="0044079b"/>
    </style:style>
    <style:style style:name="T23" style:family="text">
      <style:text-properties officeooo:rsid="004643a9"/>
    </style:style>
    <style:style style:name="T24" style:family="text">
      <style:text-properties style:font-name="Liberation Serif"/>
    </style:style>
    <style:style style:name="T25" style:family="text">
      <style:text-properties officeooo:rsid="005c27f4"/>
    </style:style>
    <style:style style:name="T26" style:family="text">
      <style:text-properties officeooo:rsid="004843d2"/>
    </style:style>
    <style:style style:name="T27" style:family="text">
      <style:text-properties officeooo:rsid="0068167a"/>
    </style:style>
    <style:style style:name="T28" style:family="text">
      <style:text-properties officeooo:rsid="004c53aa"/>
    </style:style>
    <style:style style:name="T29" style:family="text">
      <style:text-properties officeooo:rsid="004e4bd3"/>
    </style:style>
    <style:style style:name="T30" style:family="text">
      <style:text-properties officeooo:rsid="0010eaff"/>
    </style:style>
    <style:style style:name="T31" style:family="text">
      <style:text-properties officeooo:rsid="0028975b"/>
    </style:style>
    <style:style style:name="T32" style:family="text">
      <style:text-properties officeooo:rsid="003a1195"/>
    </style:style>
    <style:style style:name="T33" style:family="text">
      <style:text-properties officeooo:rsid="00115789"/>
    </style:style>
    <style:style style:name="T34" style:family="text">
      <style:text-properties officeooo:rsid="00208bf8"/>
    </style:style>
    <style:style style:name="T35" style:family="text">
      <style:text-properties officeooo:rsid="001302ce"/>
    </style:style>
    <style:style style:name="T36" style:family="text">
      <style:text-properties officeooo:rsid="00752ce9"/>
    </style:style>
    <style:style style:name="T37" style:family="text">
      <style:text-properties officeooo:rsid="001aa595"/>
    </style:style>
    <style:style style:name="T38" style:family="text">
      <style:text-properties officeooo:rsid="001c4c1d"/>
    </style:style>
    <style:style style:name="T39" style:family="text">
      <style:text-properties officeooo:rsid="001cab1a"/>
    </style:style>
    <style:style style:name="T40" style:family="text">
      <style:text-properties style:font-name="Liberation Seri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FlightView <text:span text:style-name="T37">Installing</text:span><text:span text:style-name="T36"> </text:span>Manual</text:p>
      <text:p text:style-name="P63">Last updated: <text:span text:style-name="T36">2024</text:span>-<text:span text:style-name="T36">03</text:span>-<text:span text:style-name="T36">15</text:span> EHL</text:p>
      <text:p text:style-name="P64">Installing FlightView</text:p>
      <text:p text:style-name="P28"/>
      <text:h text:style-name="P1" text:outline-level="1">Part 1: Prerequisites: </text:h>
      <text:p text:style-name="P28"/>
      <text:h text:style-name="P2" text:outline-level="2">OS: </text:h>
      <text:p text:style-name="P28">FlightView has been tested on <text:span text:style-name="T1">recent versions of </text:span>Ubuntu Linux and Linux Mint. <text:span text:style-name="T1">Most development has taken place using Linux Mint 20.2 with kernel 5.4.0-74-generic. </text:span></text:p>
      <text:p text:style-name="P28"/>
      <text:h text:style-name="P2" text:outline-level="2">GPU: </text:h>
      <text:p text:style-name="P28">The computer must be using the proprietary Nvidia <text:span text:style-name="T1">graphics drivers as well as a matching cuda driver. Additionally, a CUDA development kit must be installed which includes the nvcc nvidia cuda compiler and associated libraries. All these can be installed by using a single download.</text:span></text:p>
      <text:p text:style-name="P28"/>
      <text:p text:style-name="P29">Nvidia CUDA linux how-to:</text:p>
      <text:p text:style-name="P29"><text:a xlink:type="simple" xlink:href="https://docs.nvidia.com/cuda/cuda-installation-guide-linux/index.html" text:style-name="Internet_20_link" text:visited-style-name="Visited_20_Internet_20_Link">https://docs.nvidia.com/cuda/cuda-installation-guide-linux/index.html</text:a></text:p>
      <text:p text:style-name="P29"/>
      <text:p text:style-name="P62"><text:span text:style-name="T1">Be sure to remove any prior version(s) of </text:span><text:span text:style-name="T2">CUDA</text:span><text:span text:style-name="T1"> and/or the Nvidia drivers prior to installing. </text:span></text:p>
      <text:p text:style-name="P29"/>
      <text:p text:style-name="P62"><text:span text:style-name="T3">Install your kernel headers and build-essential files. You </text:span><text:span text:style-name="T2">may</text:span><text:span text:style-name="T3"> need to </text:span><text:span text:style-name="T2">install the kernel headers</text:span><text:span text:style-name="T3"> again if you update your OS: </text:span></text:p>
      <text:p text:style-name="P30"/>
      <text:p text:style-name="P5">sudo apt-get install build-essential</text:p>
      <text:p text:style-name="P5">sudo apt-get install libc-dev libc6-dev gcc g++</text:p>
      <text:p text:style-name="P5">sudo apt-get install linux-headers-$(uname -r)</text:p>
      <text:p text:style-name="P29"/>
      <text:p text:style-name="P31">It is strongly recommended to install the ssh server so that if the graphics do not come up, an ssh connection can be made for diagnostics:</text:p>
      <text:p text:style-name="P31"/>
      <text:p text:style-name="P3">sudo apt-get install openssh-server</text:p>
      <text:p text:style-name="P29"/>
      <text:p text:style-name="P29">The Nvidia CUDA download will include drivers for the nvidia card, cuda support files, and the nvcc. </text:p>
      <text:p text:style-name="P29"/>
      <text:p text:style-name="P29">It is recommended to use the “.run” shell script for the installation, and to not use the RPM or DEB options. </text:p>
      <text:p text:style-name="P29"/>
      <text:p text:style-name="P32">To run the “.run” installer file, download it to a known location that is not in /tmp. Next, log out from the GUI desktop. Press CONTROL-ALT-F2 to get to a text console, or ssh in from a local machine. Issue the following command to stop the desktop process (this is needed in order to run the installer):</text:p>
      <text:p text:style-name="P32"/>
      <text:p text:style-name="P6"><text:soft-page-break/>sudo systemctl stop lightdm<text:span text:style-name="T4"> # mint</text:span></text:p>
      <text:p text:style-name="P6">sudo systemctl stop <text:span text:style-name="T4">gdm3 # ubuntu</text:span></text:p>
      <text:p text:style-name="P7"/>
      <text:p text:style-name="P32">Now add execute permission to the runfile, like this (modify for your exact filename):</text:p>
      <text:p text:style-name="P6">chmod 755 cuda_11.6.0_510.39.01_linux.run</text:p>
      <text:p text:style-name="P34"/>
      <text:p text:style-name="P32">Now run the file, as root:</text:p>
      <text:p text:style-name="P6">sudo ./cuda_11.6.0_510.39.01_linux.run</text:p>
      <text:p text:style-name="P34"/>
      <text:p text:style-name="P32">If you run into errors, there are two log files to examine:</text:p>
      <text:p text:style-name="P6">/var/log/cuda-installer.log</text:p>
      <text:p text:style-name="P32">and</text:p>
      <text:p text:style-name="P6">/var/log/nvidia-installer.log</text:p>
      <text:p text:style-name="P34"/>
      <text:p text:style-name="P34">Be sure to keep the installer log<text:span text:style-name="T5">s</text:span>, and follow the directions carefully to include the library location with your system. On this particular linux workstation, the file <text:span text:style-name="T6">/etc/ld.so.conf.d/cuda-11-6.conf</text:span> was created with the following contents: </text:p>
      <text:p text:style-name="P34"/>
      <text:p text:style-name="P9">/usr/local/cuda-11.6/targets/x86_64-linux/lib</text:p>
      <text:p text:style-name="P9"/>
      <text:p text:style-name="P62"><text:span text:style-name="T15">Do not copy this text directly; adjust it for your system. Be sure to run </text:span><text:span text:style-name="T7">sudo ldconfig</text:span><text:span text:style-name="T15"> after updating the file. </text:span></text:p>
      <text:p text:style-name="P62"/>
      <text:p text:style-name="P29">Make sure to blacklist the open source <text:span text:style-name="T2">nvidia graphics </text:span>driver prior to rebooting: </text:p>
      <text:p text:style-name="P29"/>
      <text:p text:style-name="P7">sudo bash -c "echo blacklist nouveau &gt; /etc/modprobe.d/blacklist-nvidia-nouveau.conf"</text:p>
      <text:p text:style-name="P7">sudo update-initramfs -u</text:p>
      <text:p text:style-name="P7">sudo update-grub</text:p>
      <text:p text:style-name="P29"/>
      <text:p text:style-name="P62">You<text:span text:style-name="T5"> may want to take the opportunity to blacklist the wifi or other unneeded hardware while you are editing these files. </text:span></text:p>
      <text:h text:style-name="P2" text:outline-level="2">Camera Link drivers: </text:h>
      <text:p text:style-name="P62"><text:span text:style-name="T16">Even when not planning to use camera link, the driver header files are still required for building. </text:span><text:span text:style-name="T38">Only versions prior to 6.0 are supported. </text:span></text:p>
      <text:p text:style-name="P29"><text:line-break/><text:a xlink:type="simple" xlink:href="https://edt.com/file-category/pdv/" text:style-name="Internet_20_link" text:visited-style-name="Visited_20_Internet_20_Link">https://edt.com/file-category/pdv/</text:a></text:p>
      <text:p text:style-name="P29">(download the .run file and follow the directions. The installer must be run as root, and the default location, <text:span text:style-name="T17">/opt/EDTpdv is recommended)</text:span></text:p>
      <text:p text:style-name="P35"/>
      <text:p text:style-name="P35">Typically, the installer will attempt to build all the EDTpdv utilities. Some of these may fail, but generally the most important ones will build without too much trouble. </text:p>
      <text:p text:style-name="P35"/>
      <text:p text:style-name="P36">Recent EDT drivers need th<text:span text:style-name="T20">ese additional steps:</text:span></text:p>
      <text:p text:style-name="P10">sudo chmod -R o+r /opt/EDTpdv</text:p>
      <text:p text:style-name="P11">sudo mv /opt/EDTpdv/version /opt/EDTpdv/version-orig</text:p>
      <text:p text:style-name="P35"/>
      <text:p text:style-name="P29"><text:soft-page-break/>The drivers include a kernel module, which can be manually re-built with the following commands: </text:p>
      <text:p text:style-name="P12">cd /opt/EDTpdv/module</text:p>
      <text:p text:style-name="P12">sudo make</text:p>
      <text:p text:style-name="P35">(make includes install) </text:p>
      <text:p text:style-name="P12">sudo update-initramfs -u</text:p>
      <text:p text:style-name="P12">sudo update-grub</text:p>
      <text:p text:style-name="P35"/>
      <text:p text:style-name="P35">Rebuilding this module after OS updates is generally required as the kernel will update without bringing in the EDTpdv drivers. <text:span text:style-name="T2">Always make sure you have the correct linux-headers package installed (see previous steps for the nvidia driver). </text:span></text:p>
      <text:p text:style-name="P35"/>
      <text:p text:style-name="P29"><text:span text:style-name="T17">To initialize the camera link port, the </text:span><text:span text:style-name="T8">initcam</text:span><text:span text:style-name="T17"> program is used with a camera link config file. </text:span><text:span text:style-name="T18">By default, a large set of camera link config files are provided in </text:span><text:span text:style-name="T9">/opt/EDTpdv/camera_config</text:span><text:span text:style-name="T18">. These plaintext files may be used as a starting point for building a custom config file. </text:span></text:p>
      <text:p text:style-name="P37"/>
      <text:p text:style-name="P42"><text:span text:style-name="T17">Here is an example for a 640x481 </text:span><text:span text:style-name="T19">14-bit </text:span><text:span text:style-name="T17">camera: </text:span></text:p>
      <text:p text:style-name="P37"/>
      <text:p text:style-name="P13">camera_class: <text:s text:c="17"/>"Imaging Spectrometer"</text:p>
      <text:p text:style-name="P13">camera_model: <text:s text:c="17"/>"Camera Link 14-bit"</text:p>
      <text:p text:style-name="P13">camera_info: <text:s text:c="18"/>"640x481 HSI"</text:p>
      <text:p text:style-name="P13">width: <text:s text:c="24"/>640</text:p>
      <text:p text:style-name="P13">height: <text:s text:c="23"/>481</text:p>
      <text:p text:style-name="P13">depth: <text:s text:c="24"/>14</text:p>
      <text:p text:style-name="P13">extdepth: <text:s text:c="21"/>14</text:p>
      <text:p text:style-name="P13">CL_CFG_NORM: <text:s text:c="18"/>02</text:p>
      <text:p text:style-name="P13">continuous:1</text:p>
      <text:p text:style-name="P13">MODE_CNTL_NORM: 00</text:p>
      <text:p text:style-name="P37"/>
      <text:p text:style-name="P43"><text:span text:style-name="T17">Here is an example for a 1280x328 </text:span><text:span text:style-name="T19">16-bit </text:span><text:span text:style-name="T17">camera: </text:span></text:p>
      <text:p text:style-name="P38"/>
      <text:p text:style-name="P62"><text:span text:style-name="T10">camera_class: <text:s text:c="17"/>"</text:span><text:span text:style-name="T11">Imaging Spectrometer</text:span><text:span text:style-name="T10">"</text:span></text:p>
      <text:p text:style-name="P62"><text:span text:style-name="T10">camera_model: <text:s text:c="17"/>"</text:span><text:span text:style-name="T11">FPA</text:span><text:span text:style-name="T10">"</text:span></text:p>
      <text:p text:style-name="P14">camera_info: <text:s text:c="18"/>"1280x480 16-bit HSI"</text:p>
      <text:p text:style-name="P14">width: <text:s text:c="24"/>1280</text:p>
      <text:p text:style-name="P14">height: <text:s text:c="23"/>328</text:p>
      <text:p text:style-name="P14">depth: <text:s text:c="24"/>16</text:p>
      <text:p text:style-name="P14">extdepth: <text:s text:c="21"/>16</text:p>
      <text:p text:style-name="P14">rbtfile: aiagcl.bit</text:p>
      <text:p text:style-name="P14">continuous: 1</text:p>
      <text:p text:style-name="P14">CL_CFG_NORM: <text:s text:c="18"/>00</text:p>
      <text:p text:style-name="P14">htaps: 4</text:p>
      <text:p text:style-name="P14">serial_baud: 19200</text:p>
      <text:p text:style-name="P37"/>
      <text:p text:style-name="P39">A Camera Link port can be initialized like this:</text:p>
      <text:p text:style-name="P39"><text:span text:style-name="T6">/opt/EDTpdv/initcam -f /opt/EDTpdv/camera_config/spectrometer.cfg</text:span> </text:p>
      <text:p text:style-name="P37"/>
      <text:p text:style-name="P39">It is recommended to build a shell script for this task and then to call it from a desktop launcher, with the terminal opening to show any error messages. </text:p>
      <text:p text:style-name="P39"/>
      <text:p text:style-name="P39"><text:soft-page-break/>Example desktop file: init_camera.desktop:</text:p>
      <text:p text:style-name="P39"/>
      <text:p text:style-name="P15">[Desktop Entry]</text:p>
      <text:p text:style-name="P15">Name=initcam NGIS</text:p>
      <text:p text:style-name="P15">Exec=/home/eliggett/bin/init_ngis.sh</text:p>
      <text:p text:style-name="P15">Comment=640x481</text:p>
      <text:p text:style-name="P15">Terminal=true</text:p>
      <text:p text:style-name="P15">Icon=cinnamon-panel-launcher</text:p>
      <text:p text:style-name="P15">Type=Application</text:p>
      <text:p text:style-name="P37"/>
      <text:p text:style-name="P39">Example shell script file: init_ngis.sh: </text:p>
      <text:p text:style-name="P39"/>
      <text:p text:style-name="P17">#!/bin/bash</text:p>
      <text:p text:style-name="P17">CFGFILE=/opt/EDTpdv/camera_config/NGIS.cfg</text:p>
      <text:p text:style-name="P17">echo "Running $0 for config file $CFGFILE ..."</text:p>
      <text:p text:style-name="P17">/opt/EDTpdv/initcam -f $CFGFILE</text:p>
      <text:p text:style-name="P17">echo "Done! Closing window in 2 seconds."</text:p>
      <text:p text:style-name="P17">sleep 2;</text:p>
      <text:p text:style-name="P42"/>
      <text:p text:style-name="P45">To verify the port was initialized, run the <text:span text:style-name="T6">/opt/EDTpdv/take</text:span> command, which attempts to acquire one frame from the camera link port. The command will typically return one of the following:</text:p>
      <text:list xml:id="list236703304" text:style-name="L1">
        <text:list-item>
          <text:p text:style-name="P4">EDT /dev/pdv0 open failed. pdv_open(pdv0_0): No such device or address</text:p>
          <text:list>
            <text:list-item>
              <text:p text:style-name="P44">This means that either the kernel module did not load, or the card has a problem or isn’t physically installed. Check the output of <text:span text:style-name="T6">lsmod</text:span> and <text:span text:style-name="T6">dmesg</text:span> for details. </text:p>
            </text:list-item>
          </text:list>
        </text:list-item>
        <text:list-item>
          <text:p text:style-name="P4">pdv0: Invalid image size. Make sure device has been initialized.</text:p>
          <text:list>
            <text:list-item>
              <text:p text:style-name="P44">(Run <text:span text:style-name="T6">initcam</text:span>)</text:p>
            </text:list-item>
          </text:list>
        </text:list-item>
        <text:list-item>
          <text:p text:style-name="P4">1 images 1 timeouts 0 overruns 0 bytes</text:p>
          <text:list>
            <text:list-item>
              <text:p text:style-name="P44">The port was initialized, but the camera was not running. </text:p>
            </text:list-item>
          </text:list>
        </text:list-item>
        <text:list-item>
          <text:p text:style-name="P44"><text:s/><text:span text:style-name="T6">1 images 0 timeouts 0 overruns </text:span><text:s text:c="31"/></text:p>
          <text:list>
            <text:list-item>
              <text:p text:style-name="P44">The port was initialized, and the camera returned a frame without timeout. <text:span text:style-name="T2">This means the camera link system is ready for use. </text:span></text:p>
            </text:list-item>
          </text:list>
        </text:list-item>
      </text:list>
      <text:p text:style-name="P45"/>
      <text:p text:style-name="P45">The return <text:span text:style-name="T21">value </text:span>is generally “1” upon error and “0” upon success. </text:p>
      <text:p text:style-name="P45"/>
      <text:h text:style-name="P1" text:outline-level="1">Part 2: Building and Installing FlightView</text:h>
      <text:p text:style-name="P46"/>
      <text:h text:style-name="P2" text:outline-level="2">Libraries needed to build FlightView: </text:h>
      <text:p text:style-name="P45"/>
      <text:p text:style-name="P45">It is <text:span text:style-name="T22">required</text:span> to install the following packages before building FlightView: </text:p>
      <text:p text:style-name="P5">sudo apt-get install build-essential</text:p>
      <text:p text:style-name="P5">sudo apt-get install libc-dev libc6-dev gcc g++</text:p>
      <text:p text:style-name="P5">sudo apt-get install linux-headers-$(uname -r)</text:p>
      <text:p text:style-name="P5">sudo apt-get install qt5-default qt5-qmake qt5-qmake-bin</text:p>
      <text:p text:style-name="P5">sudo apt-get install git</text:p>
      <text:p text:style-name="P5"><text:soft-page-break/>sudo apt-get install libboost-all-dev</text:p>
      <text:p text:style-name="P5">sudo apt-get install libqt5svg5 libqt5svg5-dev</text:p>
      <text:p text:style-name="P5">sudo apt-get install qtcreator</text:p>
      <text:p text:style-name="P18">sudo apt-get install libgsl-dev libgsl23 libgslcblas0 # adjust names as needed. </text:p>
      <text:p text:style-name="P45"/>
      <text:p text:style-name="P47">FlightView also requires libgst and specific libgst plugins. </text:p>
      <text:p text:style-name="P19">sudo apt-get install libgstreamer1.0-0 <text:s text:c="2"/>libgstreamer1.0-dev</text:p>
      <text:p text:style-name="P19">sudo apt-get install gstreamer-1.0-plugins-base <text:s/>gstreamer-1.0-plugins-good gstreamer-1.0-plugins-good-dev</text:p>
      <text:p text:style-name="P48"/>
      <text:p text:style-name="P51">RTP support is provided via two libraries: gstreamer, and rtpnextgen. </text:p>
      <text:p text:style-name="P51"/>
      <text:p text:style-name="P51">gstreamer:</text:p>
      <text:list xml:id="list1361699575" text:style-name="L6">
        <text:list-item>
          <text:p text:style-name="P49">Supports IPV4 and IPV6</text:p>
        </text:list-item>
        <text:list-item>
          <text:p text:style-name="P49">Requires patch for 16-bit grayscale (see below)</text:p>
        </text:list-item>
      </text:list>
      <text:p text:style-name="P51">rtpnextgen:</text:p>
      <text:list xml:id="list4266786893" text:style-name="L7">
        <text:list-item>
          <text:p text:style-name="P50">Supports IPV4</text:p>
        </text:list-item>
        <text:list-item>
          <text:p text:style-name="P50">Supports faster frame rates (&gt;3 gigabit/sec)</text:p>
        </text:list-item>
        <text:list-item>
          <text:p text:style-name="P50">Less picky about timestamps and other data</text:p>
        </text:list-item>
        <text:list-item>
          <text:p text:style-name="P50">Native 16-bit grayscale</text:p>
        </text:list-item>
      </text:list>
      <text:p text:style-name="P48"/>
      <text:p text:style-name="P51">The following procedure is used to patch gstreamer. If you're not using gstreamer, <text:span text:style-name="T39">you may install gstreamer using the apt repository, and skip the custom gstreamer patch as detailed below. </text:span></text:p>
      <text:p text:style-name="P51"/>
      <text:p text:style-name="P48">For work with raw 16-bit grayscale RTP sources, you will need to patch the gstreamer RTP plugin using the following procedure: </text:p>
      <text:p text:style-name="P48"/>
      <text:p text:style-name="P48">First prepare the apt system for source installs: </text:p>
      <text:p text:style-name="P48">Enable apt-src repositories, typically by editing <text:span text:style-name="T6">/etc/apt/sources.list </text:span>and uncommenting the first few apt-src lines.</text:p>
      <text:p text:style-name="P48"/>
      <text:p text:style-name="P48">Update the apt cache:</text:p>
      <text:p text:style-name="P19">sudo apt-get update</text:p>
      <text:p text:style-name="P19"/>
      <text:p text:style-name="P48">Install apt-src:</text:p>
      <text:p text:style-name="P19">sudo apt-get install apt-src</text:p>
      <text:p text:style-name="P48"/>
      <text:p text:style-name="P52">Install the source for <text:span text:style-name="T23">gstreamer1.0-plugins-good:</text:span></text:p>
      <text:p text:style-name="P20">mkdir ~/Downloads/gst</text:p>
      <text:p text:style-name="P20">cd ~/Downloads/gst</text:p>
      <text:p text:style-name="P20">apt-src install gstreamer1.0-plugins-good</text:p>
      <text:p text:style-name="P20"/>
      <text:p text:style-name="P20"><text:span text:style-name="T24">Patch the library:</text:span> </text:p>
      <text:p text:style-name="P20">cd gst-plugins-good1.0-16.3/gst/rtp</text:p>
      <text:p text:style-name="P20">cp gstrtpvrawdepay.c <text:s/>gstrtpvrawdepay.c-orig</text:p>
      <text:p text:style-name="P20"><text:s/></text:p>
      <text:p text:style-name="P53">For this next step, you will need a copy of the patch file which is within the LiveViewLegacy repository. Download the patch file separately or clone the repo ahead of time<text:span text:style-name="T25">:</text:span></text:p>
      <text:p text:style-name="P53"><text:soft-page-break/></text:p>
      <text:p text:style-name="P53">https://github.com/nasa-jpl/LiveViewLegacy/tree/flight/utils/gst</text:p>
      <text:p text:style-name="P53"/>
      <text:p text:style-name="P21">cp ~/Documents/FlightView/LiveViewLegacy/utils/gst/gstrtpvrawdepay.c.patch .</text:p>
      <text:p text:style-name="P20">patch gstrtpvrawdepay.c gstrtpvrawdepay.c.patch</text:p>
      <text:p text:style-name="P20"/>
      <text:p text:style-name="P27"><text:span text:style-name="T24">Examine the patched file, as some versions do not patch correctly.</text:span> </text:p>
      <text:p text:style-name="P20"/>
      <text:p text:style-name="P62">Now build the plugin:</text:p>
      <text:p text:style-name="P20">cd ~/Downloads/gst</text:p>
      <text:p text:style-name="P20">apt-src build gstreamer1.0-plugins-good</text:p>
      <text:p text:style-name="P22"/>
      <text:p text:style-name="P62">Install the modified plugin<text:span text:style-name="T26"> by installing each of the resulting deb files (adjust names to match): </text:span></text:p>
      <text:p text:style-name="P22"/>
      <text:p text:style-name="P22">sudo dpkg --install gstreamer1.0-plugins-good-doc_1.14.5-0ubuntu1~18.04.3_all.deb gstreamer1.0-pulseaudio_1.14.5-0ubuntu1~18.04.3_amd64.deb gstreamer1.0-qt5_1.14.5-0ubuntu1~18.04.3_amd64.deb gstreamer1.0-gtk3_1.14.5-0ubuntu1~18.04.3_amd64.deb gstreamer1.0-plugins-good_1.14.5-0ubuntu1~18.04.3_amd64.deb gstreamer1.0-plugins-good-dbg_1.14.5-0ubuntu1~18.04.3_amd64.deb libgstreamer-plugins-good1.0-0_1.14.5-0ubuntu1~18.04.3_amd64.deb libgstreamer-plugins-good1.0-dev_1.14.5-0ubuntu1~18.04.3_amd64.deb</text:p>
      <text:p text:style-name="P22"/>
      <text:h text:style-name="P2" text:outline-level="2">Download, configure, and build FlightView: </text:h>
      <text:p text:style-name="P54"/>
      <text:p text:style-name="P54">To download, use the following steps: </text:p>
      <text:p text:style-name="P23">mkdir ~/Documents/FlightView</text:p>
      <text:p text:style-name="P23">cd ~/Documents/FlightView</text:p>
      <text:p text:style-name="P23">git clone https://github.com/nasa-jpl/LiveViewLegacy.git -b flightview</text:p>
      <text:p text:style-name="P54"/>
      <text:p text:style-name="P55">Now update the submodules (used for the Atlans A7 binary GPS library): </text:p>
      <text:p text:style-name="P24">cd LiveViewLegacy</text:p>
      <text:p text:style-name="P24">git submodule init</text:p>
      <text:p text:style-name="P24">git submodule update</text:p>
      <text:p text:style-name="P34"/>
      <text:p text:style-name="P56">Compiling the back-end (cuda-take): </text:p>
      <text:p text:style-name="P56"/>
      <text:p text:style-name="P57">If your version of nvcc (<text:span text:style-name="T6">nvcc -V</text:span>) is prior to version 11.6<text:span text:style-name="T27">:</text:span></text:p>
      <text:list xml:id="list1519217431" text:style-name="L8">
        <text:list-item>
          <text:p text:style-name="P61"><text:span text:style-name="T27">E</text:span><text:span text:style-name="T15">dit the </text:span><text:span text:style-name="T7">Makefile</text:span><text:span text:style-name="T12"> (cuda_take/Makefile)</text:span><text:span text:style-name="T15">, and </text:span><text:span text:style-name="T28">uncomment and edit an NVCCFLAGS line which matches your card. You can quyery the card type using the command "</text:span><text:span text:style-name="T13">nvidia-smi -L</text:span><text:span text:style-name="T28">" </text:span></text:p>
        </text:list-item>
      </text:list>
      <text:list xml:id="list2381349324" text:style-name="L9">
        <text:list-item>
          <text:p text:style-name="P33">Visit this URL and find the correct specification for your card: </text:p>
          <text:list>
            <text:list-item>
              <text:p text:style-name="P33"><text:a xlink:type="simple" xlink:href="https://arnon.dk/matching-sm-architectures-arch-and-gencode-for-various-nvidia-cards/" text:style-name="Internet_20_link" text:visited-style-name="Visited_20_Internet_20_Link">https://arnon.dk/matching-sm-architectures-arch-and-gencode-for-various-nvidia-cards/</text:a></text:p>
            </text:list-item>
          </text:list>
        </text:list-item>
        <text:list-item>
          <text:p text:style-name="P33"><text:soft-page-break/>Look for the correct “compute” and “sm” codes. If the cuda version is greater than 11.6, <text:s/>these codes may be removed and “arch=native” may be substituted<text:span text:style-name="T25"> (this is the default NVCCFLAGS line). </text:span></text:p>
          <text:list>
            <text:list-item>
              <text:p text:style-name="P8">NVCCFLAGS <text:s/>= -gencode arch=compute_86,code=sm_86 -lineinfo -Xcompiler -rdynamic --compiler-options '-Wall -Werror -Wno-unused-function'</text:p>
            </text:list-item>
          </text:list>
        </text:list-item>
      </text:list>
      <text:p text:style-name="P34"/>
      <text:p text:style-name="P34">Verify that the version of <text:span text:style-name="T6">nvcc</text:span> on the <text:span text:style-name="T6">$PATH</text:span> is the corre<text:span text:style-name="T29">ct version (manual nvidia driver installs typically reside in /usr/local, apt installs in /usr)</text:span>: </text:p>
      <text:p text:style-name="P34"/>
      <text:p text:style-name="P9">which nvcc</text:p>
      <text:p text:style-name="P9">nvcc -V</text:p>
      <text:p text:style-name="P9">nvidia-smi</text:p>
      <text:p text:style-name="P34"/>
      <text:p text:style-name="P34">If <text:span text:style-name="T6">nvcc</text:span> isn’t within the current path, be sure to correct this before proceeding. </text:p>
      <text:p text:style-name="P34"/>
      <text:p text:style-name="P31">To compile the nvidia CUDA back-end, issue the following command from within the <text:span text:style-name="T6">cuda_take</text:span> directory: </text:p>
      <text:p text:style-name="P31"/>
      <text:p text:style-name="P9">cd cuda_take</text:p>
      <text:p text:style-name="P9"/>
      <text:p text:style-name="P58">(current directory is <text:span text:style-name="T6">~/Documents/FlightView/LiveViewLegacy/cuda_take</text:span>)</text:p>
      <text:p text:style-name="P58"/>
      <text:p text:style-name="P3">make -j</text:p>
      <text:p text:style-name="P31"/>
      <text:p text:style-name="P62"><text:span text:style-name="T30">If you receive errors about “unknown architecture” then the Makefile will need to be adjusted to specify the correct compute and sm </text:span><text:span text:style-name="T31">codes</text:span><text:span text:style-name="T30">. If the error persists, it may mean that your card is newer than the driver supports and you will need to find a beta version of the latest </text:span><text:span text:style-name="T31">Nvidia</text:span><text:span text:style-name="T30"> cuda drivers. </text:span></text:p>
      <text:p text:style-name="P62"/>
      <text:p text:style-name="P59">If you receive this error: </text:p>
      <text:p text:style-name="P25">/bin/sh: 1: nvcc: not found</text:p>
      <text:p text:style-name="P59">Then you may need to add the nvidia cuda bin directory to your current path like this (verify this location on your system before proceeding):</text:p>
      <text:p text:style-name="P25">export PATH=$PATH:/usr/local/cuda/bin</text:p>
      <text:p text:style-name="P59">(On many systems, the specific cuda folder, such as “cuda-11.4” will be symlinked to “cuda” for convenience.)</text:p>
      <text:p text:style-name="P34"/>
      <text:p text:style-name="P31">Next, create a directory for building FlightView: </text:p>
      <text:p text:style-name="P54"/>
      <text:p text:style-name="P9">cd ../..</text:p>
      <text:p text:style-name="P26">(location is now ~/Documents/FlightView)</text:p>
      <text:p text:style-name="P9">mkdir build</text:p>
      <text:p text:style-name="P26">cd build</text:p>
      <text:p text:style-name="P26">(location is now ~/Documents/FlightView/build)</text:p>
      <text:p text:style-name="P60"/>
      <text:p text:style-name="P40">Run <text:span text:style-name="T6">qmake</text:span> to configure the Makefile: </text:p>
      <text:p text:style-name="P41">For a release build (for deployment): </text:p>
      <text:p text:style-name="P16">qmake ../LiveViewLegacy/liveview.pro</text:p>
      <text:p text:style-name="P40"/>
      <text:p text:style-name="P41"><text:soft-page-break/>For a debug build (for testing):</text:p>
      <text:p text:style-name="P16">qmake <text:span text:style-name="T32">CONFIG+=debug</text:span> ../LiveViewLegacy/liveview.pro</text:p>
      <text:p text:style-name="P40"/>
      <text:p text:style-name="P31">Build FlightView: </text:p>
      <text:p text:style-name="P3">make -j</text:p>
      <text:p text:style-name="P31"/>
      <text:p text:style-name="P31">When FlightView builds, it will be located in a folder <text:span text:style-name="T33">within the </text:span><text:span text:style-name="T14">build</text:span><text:span text:style-name="T33"> directory </text:span>called “<text:span text:style-name="T6">lv_release</text:span>”, which also contains an icon and an example <text:span text:style-name="T34">plaintext </text:span>desktop launcher <text:span text:style-name="T33">(which will likely need to be edited </text:span><text:span text:style-name="T35">slightly</text:span><text:span text:style-name="T33">)</text:span>. </text:p>
      <text:p text:style-name="P31"/>
      <text:p text:style-name="P31">It is recommended to install the files as follows:</text:p>
      <text:p text:style-name="P3">liveview: /usr/local/bin/liveview</text:p>
      <text:p text:style-name="P3">liveview_icon.png: /usr/share/pixmaps/liveview.png</text:p>
      <text:p text:style-name="P3">liveview.desktop: /usr/share/applications/liveview.deskto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09:42:57.580047303</meta:creation-date>
    <dc:date>2024-03-15T10:04:39.645942956</dc:date>
    <meta:editing-duration>PT21M4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8" meta:paragraph-count="205" meta:word-count="1669" meta:character-count="12416" meta:non-whitespace-character-count="10551"/>
  </office:meta>
</office:document-meta>
</file>